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f75" officeooo:paragraph-rsid="0005df75"/>
    </style:style>
    <style:style style:name="P2" style:family="paragraph" style:parent-style-name="Standard">
      <style:paragraph-properties fo:text-align="center" style:justify-single-word="false"/>
      <style:text-properties fo:font-size="16pt" officeooo:rsid="0005df75" officeooo:paragraph-rsid="0005df7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df75" officeooo:paragraph-rsid="0005df7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6332" officeooo:paragraph-rsid="0007633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6332" officeooo:paragraph-rsid="0007633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76332" officeooo:paragraph-rsid="00076332" style:font-size-asian="10.5pt" style:font-weight-asian="bold" style:font-size-complex="12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Courier"/>
    </style:style>
    <style:style style:name="T3" style:family="text">
      <style:text-properties style:font-name="Courier" fo:font-size="10pt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 Munafo</text:p>
      <text:p text:style-name="P1">John S. Burke</text:p>
      <text:p text:style-name="P1"/>
      <text:p text:style-name="P2">EC 527: Lab # 5</text:p>
      <text:p text:style-name="P2"/>
      <text:p text:style-name="P3">Part 1:</text:p>
      <text:p text:style-name="P3"/>
      <text:p text:style-name="P4">GRAPHS HERE</text:p>
      <text:p text:style-name="P4"/>
      <text:p text:style-name="P4">The shape overall for <text:span text:style-name="T1">Ω</text:span> is u-shaped, with the lowest point being the optimal <text:span text:style-name="T1">Ω</text:span> value, and all array sizes becoming useless to evaluate at <text:s/><text:span text:style-name="T1">Ω = 2 since it causes divergence. <text:s/>Overall, the larger the array, the closer <text:s/>Ω comes to zero, with very small arrays at roughly <text:s/>Ω = 1.5. <text:s/>The overall pattern can be fit in a reasonable manner with the following curve:<text:line-break/><text:line-break/></text:span><text:span text:style-name="T2"><text:tab/> </text:span><text:span text:style-name="T1">Ω = </text:span><text:span text:style-name="T3">(1.8169 + 0.0933 ln(19.6578 x)) / 1.55211</text:span></text:p>
      <text:p text:style-name="P4"/>
      <text:p text:style-name="P5">Where x is the number of elements in the array. <text:s/>This fit is effective until somewhere in the range of 50k elements, after which it becomes useless since it will predict values of 2 or greater.</text:p>
      <text:p text:style-name="P5"/>
      <text:p text:style-name="P5">The calculation is sensitive to a strong degree to <text:s/><text:span text:style-name="T1">Ω. <text:s/>Optimal <text:s/>Ω selections will take up to half the iterations of others even 5% different, and it is even stronger for less optimal selections of <text:s/>Ω. <text:s/>With an optimally selected <text:s/>Ω, the only things remaining that really can affect the performance are the size of the array SOR is calculated over, and the initial state of the system; a system naturally closer to convergence will take less work than one very distant from it.</text:span></text:p>
      <text:p text:style-name="P5"/>
      <text:p text:style-name="P6"><text:span text:style-name="T1">Part 2:</text:span></text:p>
      <text:p text:style-name="P6"/>
      <text:p text:style-name="P5"><text:span text:style-name="T1">GRAPHS OF <text:s/>Ω vs ARRAYS SIZE FOR ALL 3 METHODS HERE</text:span></text:p>
      <text:p text:style-name="P5"/>
      <text:p text:style-name="P5"><text:span text:style-name="T1">Comments on results</text:span></text:p>
      <text:p text:style-name="P5"/>
      <text:p text:style-name="P5"><text:span text:style-name="T1">Comments on blocking vs MM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7-03-14T11:53:18.998732191</meta:creation-date>
    <dc:date>2017-03-14T12:38:59.369824333</dc:date>
    <dc:creator>John </dc:creator>
    <meta:editing-duration>PT18S</meta:editing-duration>
    <meta:editing-cycles>1</meta:editing-cycles>
    <meta:document-statistic meta:table-count="0" meta:image-count="0" meta:object-count="0" meta:page-count="1" meta:paragraph-count="12" meta:word-count="230" meta:character-count="1239" meta:non-whitespace-character-count="1005"/>
    <meta:generator>LibreOffice/4.2.6.3$Linux_X86_64 LibreOffice_project/420m0$Build-3</meta:generator>
  </office:meta>
</office:document-meta>
</file>